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1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7.85cm" fo:min-width="10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45cm" fo:min-width="5.6cm"/>
    </style:style>
    <style:style style:name="gr4" style:family="graphic" style:parent-style-name="standard">
      <style:graphic-properties draw:stroke="none" svg:stroke-color="#000000" draw:fill="none" draw:fill-color="#ffffff" fo:min-height="0.552cm"/>
    </style:style>
    <style:style style:name="gr5" style:family="graphic" style:parent-style-name="standard">
      <style:graphic-properties draw:stroke="none" svg:stroke-color="#000000" draw:fill="none" draw:fill-color="#ffffff" fo:min-height="8.35cm"/>
    </style:style>
    <style:style style:name="gr6" style:family="graphic" style:parent-style-name="standard">
      <style:graphic-properties draw:stroke="none" svg:stroke-color="#996699" draw:fill="none" draw:fill-color="#ffffff" fo:min-height="3.55cm"/>
    </style:style>
    <style:style style:name="gr7" style:family="graphic" style:parent-style-name="standard">
      <style:graphic-properties draw:stroke="none" svg:stroke-color="#000000" draw:fill="none" draw:fill-color="#ffffff" fo:min-height="2.756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ff9900" draw:fill="none" draw:fill-color="#ffffff" fo:min-height="4.55cm"/>
    </style:style>
    <style:style style:name="gr13" style:family="graphic" style:parent-style-name="standard">
      <style:graphic-properties svg:stroke-color="#ff3333" draw:fill-color="#ffffff" draw:textarea-horizontal-align="justify" draw:textarea-vertical-align="middle" draw:auto-grow-height="false" fo:min-height="2.35cm" fo:min-width="2cm"/>
    </style:style>
    <style:style style:name="gr14" style:family="graphic" style:parent-style-name="standard">
      <style:graphic-properties svg:stroke-color="#009900" draw:fill-color="#ffffff" draw:textarea-horizontal-align="justify" draw:textarea-vertical-align="middle" draw:auto-grow-height="false" fo:min-height="2.45cm" fo:min-width="2.7cm"/>
    </style:style>
    <style:style style:name="gr15" style:family="graphic" style:parent-style-name="standard">
      <style:graphic-properties svg:stroke-color="#3333ff" draw:fill-color="#ffffff" draw:textarea-horizontal-align="justify" draw:textarea-vertical-align="middle" draw:auto-grow-height="false" fo:min-height="2.45cm" fo:min-width="2.2cm"/>
    </style:style>
    <style:style style:name="gr16" style:family="graphic" style:parent-style-name="standard">
      <style:graphic-properties svg:stroke-color="#ff9900" draw:fill-color="#ffffff" draw:textarea-horizontal-align="justify" draw:textarea-vertical-align="middle" draw:auto-grow-height="false" fo:min-height="2.45cm" fo:min-width="2.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style:text-properties fo:color="#ff33ff"/>
    </style:style>
    <style:style style:name="P5" style:family="paragraph">
      <loext:graphic-properties draw:fill="none" draw:fill-color="#ffffff"/>
      <style:text-properties fo:color="#ff33ff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33ff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color="#ff3333" fo:font-size="16pt" style:font-size-asian="18pt" style:font-size-complex="18pt"/>
    </style:style>
    <style:style style:name="T5" style:family="text">
      <style:text-properties fo:color="#ff33ff" fo:font-size="16pt" style:font-size-asian="18pt" style:font-size-complex="18pt"/>
    </style:style>
    <style:style style:name="T6" style:family="text">
      <style:text-properties style:use-window-font-color="true" fo:font-size="16pt" style:font-size-asian="18pt" style:font-size-complex="18pt"/>
    </style:style>
    <style:style style:name="T7" style:family="text">
      <style:text-properties fo:color="#009900" fo:font-size="16pt" style:font-size-asian="18pt" style:font-size-complex="18pt"/>
    </style:style>
    <style:style style:name="T8" style:family="text">
      <style:text-properties fo:color="#3333ff" fo:font-size="16pt" style:font-size-asian="18pt" style:font-size-complex="18pt"/>
    </style:style>
    <style:style style:name="T9" style:family="text">
      <style:text-properties fo:color="#ff9900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cm" svg:height="9.6cm" svg:x="3.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cm" svg:height="8.1cm" svg:x="3.7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cm" svg:height="4.7cm" svg:x="19.9cm" svg:y="2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2.2cm" svg:height="0.802cm" svg:x="3cm" svg:y="1.5cm">
          <draw:text-box>
            <text:p text:style-name="P2"><text:span text:style-name="T1">0 <text:s text:c="2"/>0 <text:s text:c="5"/>0 <text:s text:c="7"/>0 <text:s text:c="7"/>0 <text:s text:c="13"/>… <text:s text:c="30"/>0</text:span></text:p>
          </draw:text-box>
        </draw:frame>
        <draw:frame draw:style-name="gr5" draw:text-style-name="P3" draw:layer="layout" svg:width="0.8cm" svg:height="8.6cm" svg:x="3cm" svg:y="2.3cm">
          <draw:text-box>
            <text:p text:style-name="P2"><text:span text:style-name="T1">0</text:span></text:p>
            <text:p text:style-name="P2"><text:span text:style-name="T1"/></text:p>
            <text:p text:style-name="P2"><text:span text:style-name="T1">0</text:span></text:p>
            <text:p text:style-name="P2"><text:span text:style-name="T1"/></text:p>
            <text:p text:style-name="P2"><text:span text:style-name="T1">0</text:span></text:p>
            <text:p text:style-name="P2"><text:span text:style-name="T1"/></text:p>
            <text:p text:style-name="P2"><text:span text:style-name="T1">0</text:span></text:p>
            <text:p text:style-name="P2"><text:span text:style-name="T1"/></text:p>
            <text:p text:style-name="P2"><text:span text:style-name="T1">.</text:span></text:p>
            <text:p text:style-name="P2"><text:span text:style-name="T1">.</text:span></text:p>
            <text:p text:style-name="P2"><text:span text:style-name="T1">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0</text:span></text:p>
          </draw:text-box>
        </draw:frame>
        <draw:frame draw:style-name="gr6" draw:text-style-name="P5" draw:layer="layout" svg:width="5.2cm" svg:height="3.806cm" svg:x="20.3cm" svg:y="2.7cm">
          <draw:text-box>
            <text:p text:style-name="P4"><text:span text:style-name="T2">0.25 <text:s text:c="4"/>2 <text:s text:c="4"/>1.5</text:span></text:p>
            <text:p text:style-name="P4"><text:span text:style-name="T2"/></text:p>
            <text:p text:style-name="P4"><text:span text:style-name="T2">3 <text:s text:c="8"/>-1 <text:s text:c="4"/>0.75</text:span></text:p>
            <text:p text:style-name="P4"><text:span text:style-name="T2"/></text:p>
            <text:p text:style-name="P4"><text:span text:style-name="T2">1.5 <text:s text:c="5"/>3 <text:s text:c="5"/>1</text:span></text:p>
          </draw:text-box>
        </draw:frame>
        <draw:frame draw:style-name="gr7" draw:text-style-name="P3" draw:layer="layout" svg:width="5.4cm" svg:height="4.659cm" svg:x="3.6cm" svg:y="2.3cm">
          <draw:text-box>
            <text:p text:style-name="P2"><text:span text:style-name="T1">1 <text:s text:c="4"/>0.4 <text:s text:c="4"/>0.8 <text:s text:c="4"/>1.2</text:span></text:p>
            <text:p text:style-name="P2"><text:span text:style-name="T1"/></text:p>
            <text:p text:style-name="P2"><text:span text:style-name="T1">0.3 <text:s text:c="3"/>1 <text:s text:c="5"/>1.1 <text:s text:c="4"/>0.6</text:span></text:p>
            <text:p text:style-name="P2"><text:span text:style-name="T1"/></text:p>
            <text:p text:style-name="P2"><text:span text:style-name="T1">-1 <text:s text:c="2"/>-0.5 <text:s text:c="5"/>1 <text:s text:c="7"/>2</text:span></text:p>
            <text:p text:style-name="P2"><text:span text:style-name="T1"/></text:p>
            <text:p text:style-name="P2"><text:span text:style-name="T1">-0.4 <text:s text:c="2"/>2 <text:s text:c="5"/>0.75 <text:s text:c="2"/>0.4</text:span></text:p>
            <text:p text:style-name="P2"><text:span text:style-name="T1"/></text:p>
          </draw:text-box>
        </draw:frame>
        <draw:frame draw:style-name="gr8" draw:text-style-name="P6" draw:layer="layout" svg:width="1.3cm" svg:height="0.962cm" svg:x="1.6cm" svg:y="5.538cm">
          <draw:text-box>
            <text:p>m</text:p>
          </draw:text-box>
        </draw:frame>
        <draw:frame draw:style-name="gr9" draw:text-style-name="P6" draw:layer="layout" svg:width="1.5cm" svg:height="0.962cm" svg:x="8.4cm" svg:y="11.4cm">
          <draw:text-box>
            <text:p>n</text:p>
          </draw:text-box>
        </draw:frame>
        <draw:frame draw:style-name="gr10" draw:text-style-name="P6" draw:layer="layout" svg:width="4.1cm" svg:height="1cm" svg:x="20.7cm" svg:y="7.5cm">
          <draw:text-box>
            <text:p>3 x 3 Kernel</text:p>
          </draw:text-box>
        </draw:frame>
        <draw:frame draw:style-name="gr11" draw:text-style-name="P6" draw:layer="layout" svg:width="10.3cm" svg:height="1.1cm" svg:x="3.6cm" svg:y="12.3cm">
          <draw:text-box>
            <text:p>m X n input size with padding (1,1)</text:p>
          </draw:text-box>
        </draw:frame>
        <draw:frame draw:style-name="gr12" draw:text-style-name="P8" draw:layer="layout" svg:width="27.7cm" svg:height="4.8cm" svg:x="1cm" svg:y="14.1cm">
          <draw:text-box>
            <text:p text:style-name="P7"><text:span text:style-name="T3">How to calculate:</text:span></text:p>
            <text:p text:style-name="P7"><text:span text:style-name="T4">#1</text:span><text:span text:style-name="T3">: 0 * </text:span><text:span text:style-name="T5">0.25</text:span><text:span text:style-name="T3"> + 0 * </text:span><text:span text:style-name="T5">2</text:span><text:span text:style-name="T3"> + 0 * </text:span><text:span text:style-name="T5">1.5</text:span><text:span text:style-name="T3"> + 0 * </text:span><text:span text:style-name="T5">3</text:span><text:span text:style-name="T3"> + 0.3 * </text:span><text:span text:style-name="T5">(-1)</text:span><text:span text:style-name="T3"> + 1 * </text:span><text:span text:style-name="T5">0.75</text:span><text:span text:style-name="T3"> + 0 * </text:span><text:span text:style-name="T5">1.5</text:span><text:span text:style-name="T3"> + 0.3 * </text:span><text:span text:style-name="T5">3</text:span><text:span text:style-name="T3"> + 1 * </text:span><text:span text:style-name="T5">1</text:span><text:span text:style-name="T6"> = 2.35</text:span></text:p>
            <text:p text:style-name="P7"><text:span text:style-name="T7">#2</text:span><text:span text:style-name="T3">: 0 * </text:span><text:span text:style-name="T5">0.25</text:span><text:span text:style-name="T3"> + 0 * </text:span><text:span text:style-name="T5">2</text:span><text:span text:style-name="T3"> + 0 * </text:span><text:span text:style-name="T5">1.5</text:span><text:span text:style-name="T3"> + 1 * </text:span><text:span text:style-name="T5">3</text:span><text:span text:style-name="T3"> + 0.4 * </text:span><text:span text:style-name="T5">(-1)</text:span><text:span text:style-name="T3"> + 0.8 * </text:span><text:span text:style-name="T5">0.75</text:span><text:span text:style-name="T3"> + (-1) * </text:span><text:span text:style-name="T5">1.5</text:span><text:span text:style-name="T3"> + (-0.5) * </text:span><text:span text:style-name="T5">3</text:span><text:span text:style-name="T3"> + 1.1 * </text:span><text:span text:style-name="T5">1</text:span><text:span text:style-name="T3"> = 1.3</text:span></text:p>
            <text:p text:style-name="P7"><text:span text:style-name="T3">…</text:span></text:p>
            <text:p text:style-name="P7"><text:span text:style-name="T8">#m+1</text:span><text:span text:style-name="T3">: 0 * </text:span><text:span text:style-name="T5">0.25</text:span><text:span text:style-name="T3"> + 1 * </text:span><text:span text:style-name="T5">2</text:span><text:span text:style-name="T3"> + 0.4 * </text:span><text:span text:style-name="T5">1.5</text:span><text:span text:style-name="T3"> + 0 * </text:span><text:span text:style-name="T5">3</text:span><text:span text:style-name="T3"> + 0.3 * </text:span><text:span text:style-name="T5">(-1)</text:span><text:span text:style-name="T3"> + 1 * </text:span><text:span text:style-name="T5">0.75</text:span><text:span text:style-name="T3"> + 0 * </text:span><text:span text:style-name="T5">1.5</text:span><text:span text:style-name="T3"> + (-1) * </text:span><text:span text:style-name="T5">3</text:span><text:span text:style-name="T3"> + (-0.5) * </text:span><text:span text:style-name="T5">1</text:span><text:span text:style-name="T3"> = −0,45</text:span></text:p>
            <text:p text:style-name="P7"><text:span text:style-name="T9">#m+2</text:span><text:span text:style-name="T3">: 1 * </text:span><text:span text:style-name="T5">0.25</text:span><text:span text:style-name="T3"> + 0.4 * </text:span><text:span text:style-name="T5">2</text:span><text:span text:style-name="T3"> + 0.8 * </text:span><text:span text:style-name="T5">1.5</text:span><text:span text:style-name="T3"> + 0.3 * </text:span><text:span text:style-name="T5">3</text:span><text:span text:style-name="T3"> + 1 * </text:span><text:span text:style-name="T5">(-1)</text:span><text:span text:style-name="T3"> + 1.1 * </text:span><text:span text:style-name="T5">0.75</text:span><text:span text:style-name="T3"> + (-1) * </text:span><text:span text:style-name="T5">1.5</text:span><text:span text:style-name="T3"> + (-0.5) * </text:span><text:span text:style-name="T5">3</text:span><text:span text:style-name="T3"> + 1 * </text:span><text:span text:style-name="T5">1</text:span><text:span text:style-name="T3"> = 0,975</text:span></text:p>
            <text:p text:style-name="P7"><text:span text:style-name="T3"/></text:p>
          </draw:text-box>
        </draw:frame>
        <draw:custom-shape draw:style-name="gr13" draw:text-style-name="P1" draw:layer="layout" svg:width="2.5cm" svg:height="2.6cm" svg:x="3.2cm" svg:y="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2cm" svg:height="2.7cm" svg:x="3.8cm" svg:y="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cm" svg:height="2.7cm" svg:x="2.9cm" svg:y="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2.7cm" svg:x="3.6cm" svg:y="2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8:15:48.349470276</meta:creation-date>
    <dc:date>2018-03-31T19:24:36.620492494</dc:date>
    <meta:editing-duration>PT26M53S</meta:editing-duration>
    <meta:editing-cycles>5</meta:editing-cycles>
    <meta:generator>LibreOffice/5.1.6.2$Linux_X86_64 LibreOffice_project/10m0$Build-2</meta:generator>
    <meta:document-statistic meta:object-count="16"/>
  </office:meta>
</office:document-meta>
</file>